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EC000007624F2271A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yui_3_5_1_5_1357523868574_560" draw:style-name="gr1" draw:text-style-name="P2" svg:width="5.9787in" svg:height="8.9685in" svg:x="0in" svg:y="0in">
        <draw:image xlink:href="Pictures/10000000000004EC000007624F2271A3.jpg" xlink:type="simple" xlink:show="embed" xlink:actuate="onLoad">
          <text:p/>
        </draw:image>
      </draw:frame>
      <text:p text:style-name="P1"><text:s/><draw:frame draw:style-name="fr1" text:anchor-type="as-char" svg:width="5.9791in" svg:height="8.9689in" draw:z-index="1"><draw:image xlink:href="Pictures/10000000000004EC000007624F2271A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dithC</meta:initial-creator>
    <meta:editing-cycles>1</meta:editing-cycles>
    <meta:creation-date>2013-01-07T01:58:00</meta:creation-date>
    <dc:date>2013-01-09T09:01:54.10</dc:date>
    <meta:editing-duration>PT1S</meta:editing-duration>
    <meta:generator>OpenOffice.org/3.3$Win32 OpenOffice.org_project/330m20$Build-9567</meta:generator>
    <meta:print-date>2013-01-07T08:14:09.87</meta:print-date>
    <meta:document-statistic meta:table-count="0" meta:image-count="1" meta:object-count="0" meta:page-count="1" meta:paragraph-count="1" meta:word-count="0" meta:character-count="2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